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ask - Using publically available data<text:s/>for the key factors that influence home prices nationally<text:s/>in US, build a model to study the effect of these variables on home prices.</text:p>
      <text:p text:style-name="P2"/>
      <text:p text:style-name="Standard">All<text:s/>the work was done in jupyter notebook. Data is prepared in one of the notebooks and the analysis and model building is done in a separate notebook.</text:p>
      <text:p text:style-name="Standard"/>
      <text:p text:style-name="Standard">The notebooks can be found<text:s/><text:a xlink:href="https://github.com/jhajinirmal/Home-LLC-Assignment" office:target-frame-name="_top" xlink:show="replace">here</text:a>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Microsoft account</dc:creator>
    <meta:creation-date>2023-12-11T09:39:00Z</meta:creation-date>
    <dc:date>2023-12-11T09:39:00Z</dc:date>
    <meta:template xlink:href="Normal" xlink:type="simple"/>
    <meta:editing-cycles>2</meta:editing-cycles>
    <meta:editing-duration>PT60S</meta:editing-duration>
    <meta:document-statistic meta:page-count="1" meta:paragraph-count="1" meta:word-count="64" meta:character-count="430" meta:row-count="3" meta:non-whitespace-character-count="367"/>
  </office:meta>
</office:document-meta>
</file>